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PORTE DE EVENTOS ADVERSOS EN LÍNEA</text:p>
      <text:p text:style-name="Preformatted_20_Text"/>
      <text:p text:style-name="Preformatted_20_Text">REPORTE DE EVENTOS ADVERSOS EN LÍNEA</text:p>
      <text:p text:style-name="Preformatted_20_Text"/>
      <text:p text:style-name="Preformatted_20_Text">OFEV*</text:p>
      <text:p text:style-name="Preformatted_20_Text">NINTEDANIB</text:p>
      <text:p text:style-name="Preformatted_20_Text">Cápsulas blandas</text:p>
      <text:p text:style-name="Preformatted_20_Text">“CONSULTE A SU MÉDICO”</text:p>
      <text:p text:style-name="Preformatted_20_Text"/>
      <text:p text:style-name="Preformatted_20_Text">Lea todo el prospecto detenidamente antes de empezara tomar este medicamento, porque contiene información importante para usted.</text:p>
      <text:p text:style-name="Preformatted_20_Text">* Conserve este prospecto, ya que puede tener que volver a leerl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2-30T19:21:47.315544611</dc:date>
    <dc:creator>Gabriel Torem</dc:creator>
    <meta:editing-duration>PT3S</meta:editing-duration>
    <meta:editing-cycles>1</meta:editing-cycles>
    <meta:document-statistic meta:table-count="0" meta:image-count="0" meta:object-count="0" meta:page-count="1" meta:paragraph-count="8" meta:word-count="49" meta:character-count="319" meta:non-whitespace-character-count="278"/>
  </office:meta>
</office:document-meta>
</file>